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style:font-name="JetBrains Mono"/>
    </style:style>
    <style:style style:name="P2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/>
    </style:style>
    <style:style style:name="P3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/>
    </style:style>
    <style:style style:name="P4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 style:font-name="JetBrains Mono"/>
    </style:style>
    <style:style style:name="P5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JetBrains Mono"/>
    </style:style>
    <style:style style:name="P6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JetBrains Mono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717cb4" style:font-name="JetBrains Mono" fo:font-style="italic" officeooo:rsid="0010b10b" officeooo:paragraph-rsid="0010b10b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officeooo:paragraph-rsid="0010b10b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0b10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0b10b" style:font-weight-asian="bold" style:font-weight-complex="bold"/>
    </style:style>
    <style:style style:name="P11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paragraph-rsid="0010b10b" style:font-style-asian="italic" style:font-style-complex="italic"/>
    </style:style>
    <style:style style:name="P12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rsid="0016bdcb" officeooo:paragraph-rsid="0010b10b" style:font-style-asian="italic" style:font-style-complex="italic"/>
    </style:style>
    <style:style style:name="P13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officeooo:paragraph-rsid="0010b10b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paragraph-rsid="0010b10b" style:font-style-asian="italic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10b10b" officeooo:paragraph-rsid="0010b10b" style:font-style-asian="italic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17cb4" style:font-name="JetBrains Mono" fo:font-style="italic" officeooo:rsid="0010b10b" officeooo:paragraph-rsid="0010b10b" style:font-style-asian="italic" style:font-style-complex="italic"/>
    </style:style>
    <style:style style:name="T1" style:family="text">
      <style:text-properties officeooo:rsid="0010b1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b10b" style:font-weight-asian="bold" style:font-weight-complex="bold"/>
    </style:style>
    <style:style style:name="T4" style:family="text">
      <style:text-properties fo:color="#82aaff"/>
    </style:style>
    <style:style style:name="T5" style:family="text">
      <style:text-properties fo:color="#82aaff" style:font-name="JetBrains Mono"/>
    </style:style>
    <style:style style:name="T6" style:family="text">
      <style:text-properties fo:color="#c3e88d"/>
    </style:style>
    <style:style style:name="T7" style:family="text">
      <style:text-properties fo:color="#c3e88d" style:font-name="JetBrains Mono"/>
    </style:style>
    <style:style style:name="T8" style:family="text">
      <style:text-properties fo:color="#c792ea" fo:font-style="italic"/>
    </style:style>
    <style:style style:name="T9" style:family="text">
      <style:text-properties fo:color="#c792ea" style:font-name="JetBrains Mono" fo:font-style="italic"/>
    </style:style>
    <style:style style:name="T10" style:family="text">
      <style:text-properties fo:color="#89ddff"/>
    </style:style>
    <style:style style:name="T11" style:family="text">
      <style:text-properties fo:color="#89ddff" style:font-name="JetBrains Mono"/>
    </style:style>
    <style:style style:name="T12" style:family="text">
      <style:text-properties style:font-name="JetBrains Mono"/>
    </style:style>
    <style:style style:name="T13" style:family="text">
      <style:text-properties fo:color="#f78c6c"/>
    </style:style>
    <style:style style:name="T14" style:family="text">
      <style:text-properties fo:color="#f78c6c" style:font-name="JetBrains Mono"/>
    </style:style>
    <style:style style:name="T15" style:family="text">
      <style:text-properties fo:color="#ffcb6b"/>
    </style:style>
    <style:style style:name="T16" style:family="text">
      <style:text-properties fo:color="#ffcb6b" style:font-name="JetBrains Mono"/>
    </style:style>
    <style:style style:name="T17" style:family="text">
      <style:text-properties fo:color="#eeffff"/>
    </style:style>
    <style:style style:name="T18" style:family="text">
      <style:text-properties fo:color="#eeffff" style:font-name="JetBrains Mono"/>
    </style:style>
    <style:style style:name="T19" style:family="text">
      <style:text-properties fo:color="#eeffe3"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НАУКИ И ВЫСШЕГО ОБРАЗОВАНИЯ РОССИЙСКОЙ ФЕДЕРАЦИИ</text:p>
      <text:p text:style-name="P8"/>
      <text:p text:style-name="P8"><text:s/>Федеральное государственное образовательное учреждение высшего образования</text:p>
      <text:p text:style-name="P8"/>
      <text:p text:style-name="P8"><text:s/>Санкт-Петербургский национальный исследовательский университет информационных технологий, механики и оптики</text:p>
      <text:p text:style-name="P8"/>
      <text:p text:style-name="P8"><text:s/>Мегафакультет трансляционных информационных технологий </text:p>
      <text:p text:style-name="P8"/>
      <text:p text:style-name="P8">Факультет информационных технологий и программирования </text:p>
      <text:p text:style-name="P8"/>
      <text:p text:style-name="P9">Лабораторн<text:span text:style-name="T1">ая</text:span> работ<text:span text:style-name="T1">а</text:span> №<text:span text:style-name="T1">6</text:span></text:p>
      <text:p text:style-name="P8"/>
      <text:p text:style-name="P10">По дисциплине «Программирование»</text:p>
      <text:p text:style-name="P8"><text:s/></text:p>
      <text:p text:style-name="P13">Выполнил студент группы</text:p>
      <text:p text:style-name="P13">№M3106</text:p>
      <text:p text:style-name="P13"/>
      <text:p text:style-name="P12">Казаков Никита Андреевич</text:p>
      <text:p text:style-name="P13"/>
      <text:p text:style-name="P13">Проверил</text:p>
      <text:p text:style-name="P13"/>
      <text:p text:style-name="P11">Повышев Владислав Вячеславович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span text:style-name="T2">Лабораторная работа </text:span><text:span text:style-name="T3">№</text:span><text:span text:style-name="T2">5.</text:span> Шаблоны, исключения.</text:p>
      <text:p text:style-name="P14">Написать шаблонную функцию или класс согласно варианту. Описать класс-исключение или</text:p>
      <text:p text:style-name="P14">иерархию классов-исключений. Генерировать исключения в соответствующих исключительных</text:p>
      <text:p text:style-name="P14">ситуациях. Если у вас есть другие предложения по исключительным ситуациям – используйте их.</text:p>
      <text:p text:style-name="P14"/>
      <text:p text:style-name="P15">main.cpp</text:p>
      <text:p text:style-name="P16"/>
      <text:p text:style-name="P1"><text:span text:style-name="T4">#include </text:span><text:span text:style-name="T6">&lt;iostream&gt;</text:span></text:p>
      <text:p text:style-name="P1"><text:span text:style-name="T4">#include </text:span><text:span text:style-name="T6">"console_handler.h"</text:span></text:p>
      <text:p text:style-name="P1"><text:span text:style-name="T8">int </text:span>main<text:span text:style-name="T10">() {</text:span></text:p>
      <text:p text:style-name="P2"><text:span text:style-name="T10"><text:s text:c="4"/></text:span><text:span text:style-name="T9">bool </text:span><text:span text:style-name="T12">p_end </text:span><text:span text:style-name="T11">= </text:span><text:span text:style-name="T9">true</text:span><text:span text:style-name="T11">;</text:span></text:p>
      <text:p text:style-name="P2"><text:span text:style-name="T10"><text:s text:c="4"/></text:span><text:span text:style-name="T9">while </text:span><text:span text:style-name="T11">(</text:span><text:span text:style-name="T12">p_end</text:span><text:span text:style-name="T11">) {</text:span></text:p>
      <text:p text:style-name="P2"><text:span text:style-name="T10"><text:s text:c="8"/></text:span><text:span text:style-name="T12">p_end </text:span><text:span text:style-name="T11">= </text:span><text:span text:style-name="T12">commands</text:span><text:span text:style-name="T11">();</text:span></text:p>
      <text:p text:style-name="P3"><text:s text:c="4"/><text:span text:style-name="T12">}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Shutting down==========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9">return </text:span><text:span text:style-name="T14">0</text:span><text:span text:style-name="T11">;</text:span></text:p>
      <text:p text:style-name="P6">}</text:p>
      <text:p text:style-name="P15">custom_class.cpp</text:p>
      <text:p text:style-name="P7"/>
      <text:p text:style-name="P1"><text:span text:style-name="T4">#include </text:span><text:span text:style-name="T6">"custom_class.hpp"</text:span></text:p>
      <text:p text:style-name="P1"><text:span text:style-name="T15">Point</text:span><text:span text:style-name="T10">::</text:span><text:span text:style-name="T4">Point</text:span><text:span text:style-name="T10">(</text:span><text:span text:style-name="T8">int </text:span><text:span text:style-name="T13">x</text:span><text:span text:style-name="T10">, </text:span><text:span text:style-name="T8">int </text:span><text:span text:style-name="T13">y</text:span><text:span text:style-name="T10">) : </text:span><text:span text:style-name="T17">x</text:span><text:span text:style-name="T10">(</text:span><text:span text:style-name="T13">x</text:span><text:span text:style-name="T10">), </text:span><text:span text:style-name="T17">y</text:span><text:span text:style-name="T10">(</text:span><text:span text:style-name="T13">y</text:span><text:span text:style-name="T10">) {};</text:span></text:p>
      <text:p text:style-name="P1"><text:span text:style-name="T8">bool operator</text:span><text:span text:style-name="T10">&gt; (</text:span><text:span text:style-name="T15">Point </text:span><text:span text:style-name="T13">left</text:span><text:span text:style-name="T10">, </text:span><text:span text:style-name="T8">int </text:span><text:span text:style-name="T13">right</text:span><text:span text:style-name="T10">) {</text:span></text:p>
      <text:p text:style-name="P2"><text:span text:style-name="T10"><text:s/></text:span><text:span text:style-name="T9">return </text:span><text:span text:style-name="T14">left</text:span><text:span text:style-name="T11">.</text:span><text:span text:style-name="T18">x </text:span><text:span text:style-name="T11">&gt; </text:span><text:span text:style-name="T14">right</text:span><text:span text:style-name="T11">;</text:span></text:p>
      <text:p text:style-name="P4">}</text:p>
      <text:p text:style-name="P1"><text:span text:style-name="T8">bool operator</text:span><text:span text:style-name="T10">&lt; (</text:span><text:span text:style-name="T15">Point </text:span><text:span text:style-name="T13">left</text:span><text:span text:style-name="T10">, </text:span><text:span text:style-name="T8">int </text:span><text:span text:style-name="T13">right</text:span><text:span text:style-name="T10">) {</text:span></text:p>
      <text:p text:style-name="P2"><text:span text:style-name="T10"><text:s text:c="4"/></text:span><text:span text:style-name="T9">return </text:span><text:span text:style-name="T14">left</text:span><text:span text:style-name="T11">.</text:span><text:span text:style-name="T18">x </text:span><text:span text:style-name="T11">&lt; </text:span><text:span text:style-name="T14">right</text:span><text:span text:style-name="T11">;</text:span></text:p>
      <text:p text:style-name="P4">}</text:p>
      <text:p text:style-name="P1"><text:span text:style-name="T8">bool operator</text:span><text:span text:style-name="T10">== (</text:span><text:span text:style-name="T15">Point </text:span><text:span text:style-name="T13">left</text:span><text:span text:style-name="T10">, </text:span><text:span text:style-name="T8">int </text:span><text:span text:style-name="T13">right</text:span><text:span text:style-name="T10">) {</text:span></text:p>
      <text:p text:style-name="P2"><text:span text:style-name="T10"><text:s text:c="4"/></text:span><text:span text:style-name="T9">return </text:span><text:span text:style-name="T14">left</text:span><text:span text:style-name="T11">.</text:span><text:span text:style-name="T18">x </text:span><text:span text:style-name="T11">== </text:span><text:span text:style-name="T14">right</text:span><text:span text:style-name="T11">;</text:span></text:p>
      <text:p text:style-name="P4">}</text:p>
      <text:p text:style-name="P1"><text:span text:style-name="T8">bool operator</text:span><text:span text:style-name="T10">&gt; (</text:span><text:span text:style-name="T15">Point </text:span><text:span text:style-name="T13">left</text:span><text:span text:style-name="T10">, </text:span><text:span text:style-name="T15">Point </text:span><text:span text:style-name="T13">right</text:span><text:span text:style-name="T10">) {</text:span></text:p>
      <text:p text:style-name="P2"><text:span text:style-name="T10"><text:s text:c="4"/></text:span><text:span text:style-name="T9">return </text:span><text:span text:style-name="T14">left</text:span><text:span text:style-name="T11">.</text:span><text:span text:style-name="T18">x </text:span><text:span text:style-name="T11">&gt; </text:span><text:span text:style-name="T14">right</text:span><text:span text:style-name="T11">.</text:span><text:span text:style-name="T18">x</text:span><text:span text:style-name="T11">;</text:span></text:p>
      <text:p text:style-name="P4">}</text:p>
      <text:p text:style-name="P1"><text:span text:style-name="T8">bool operator</text:span><text:span text:style-name="T10">&lt; (</text:span><text:span text:style-name="T15">Point </text:span><text:span text:style-name="T13">left</text:span><text:span text:style-name="T10">, </text:span><text:span text:style-name="T15">Point </text:span><text:span text:style-name="T13">right</text:span><text:span text:style-name="T10">) {</text:span></text:p>
      <text:p text:style-name="P2"><text:span text:style-name="T10"><text:s text:c="4"/></text:span><text:span text:style-name="T9">return </text:span><text:span text:style-name="T14">left</text:span><text:span text:style-name="T11">.</text:span><text:span text:style-name="T18">x </text:span><text:span text:style-name="T11">&lt; </text:span><text:span text:style-name="T14">right</text:span><text:span text:style-name="T11">.</text:span><text:span text:style-name="T18">x</text:span><text:span text:style-name="T11">;</text:span></text:p>
      <text:p text:style-name="P4">}</text:p>
      <text:p text:style-name="P1"><text:span text:style-name="T8">bool operator</text:span><text:span text:style-name="T10">== (</text:span><text:span text:style-name="T15">Point </text:span><text:span text:style-name="T13">left</text:span><text:span text:style-name="T10">, </text:span><text:span text:style-name="T15">Point </text:span><text:span text:style-name="T13">right</text:span><text:span text:style-name="T10">) {</text:span></text:p>
      <text:p text:style-name="P2"><text:span text:style-name="T10"><text:s text:c="4"/></text:span><text:span text:style-name="T9">return </text:span><text:span text:style-name="T14">left</text:span><text:span text:style-name="T11">.</text:span><text:span text:style-name="T18">x </text:span><text:span text:style-name="T11">== </text:span><text:span text:style-name="T14">right</text:span><text:span text:style-name="T11">.</text:span><text:span text:style-name="T18">x</text:span><text:span text:style-name="T11">;</text:span></text:p>
      <text:p text:style-name="P4">}</text:p>
      <text:p text:style-name="P1"><text:span text:style-name="T8">bool operator</text:span><text:span text:style-name="T10">% (</text:span><text:span text:style-name="T15">Point </text:span><text:span text:style-name="T13">left</text:span><text:span text:style-name="T10">, </text:span><text:span text:style-name="T8">int </text:span><text:span text:style-name="T13">right</text:span><text:span text:style-name="T10">) {</text:span></text:p>
      <text:p text:style-name="P2"><text:span text:style-name="T10"><text:s text:c="4"/></text:span><text:span text:style-name="T9">return </text:span><text:span text:style-name="T14">left</text:span><text:span text:style-name="T11">.</text:span><text:span text:style-name="T18">x </text:span><text:span text:style-name="T11">% </text:span><text:span text:style-name="T14">right</text:span><text:span text:style-name="T11">;</text:span></text:p>
      <text:p text:style-name="P6">}</text:p>
      <text:p text:style-name="P15">custom_class.hpp</text:p>
      <text:p text:style-name="P7"/>
      <text:p text:style-name="P1"><text:span text:style-name="T4">#pragma </text:span>once</text:p>
      <text:p text:style-name="P1"><text:span text:style-name="T8">class </text:span><text:span text:style-name="T15">Point </text:span><text:span text:style-name="T10">{</text:span></text:p>
      <text:p text:style-name="P1"><text:span text:style-name="T8">public</text:span><text:span text:style-name="T10">:</text:span></text:p>
      <text:p text:style-name="P2"><text:span text:style-name="T10"><text:s text:c="4"/></text:span><text:span text:style-name="T5">Point</text:span><text:span text:style-name="T11">(</text:span><text:span text:style-name="T9">int</text:span><text:span text:style-name="T11">, </text:span><text:span text:style-name="T9">int</text:span><text:span text:style-name="T11">);</text:span></text:p>
      <text:p text:style-name="P2"><text:span text:style-name="T10"><text:s text:c="4"/></text:span><text:span text:style-name="T9">friend bool operator</text:span><text:span text:style-name="T11">&gt; (</text:span><text:span text:style-name="T16">Point</text:span><text:span text:style-name="T11">, </text:span><text:span text:style-name="T9">int</text:span><text:span text:style-name="T11">);</text:span></text:p>
      <text:p text:style-name="P2"><text:span text:style-name="T10"><text:s text:c="4"/></text:span><text:span text:style-name="T9">friend bool operator</text:span><text:span text:style-name="T11">&lt; (</text:span><text:span text:style-name="T16">Point</text:span><text:span text:style-name="T11">, </text:span><text:span text:style-name="T9">int</text:span><text:span text:style-name="T11">);</text:span></text:p>
      <text:p text:style-name="P2"><text:span text:style-name="T10"><text:s text:c="4"/></text:span><text:span text:style-name="T9">friend bool operator</text:span><text:span text:style-name="T11">== (</text:span><text:span text:style-name="T16">Point</text:span><text:span text:style-name="T11">, </text:span><text:span text:style-name="T9">int</text:span><text:span text:style-name="T11">);</text:span></text:p>
      <text:p text:style-name="P2"><text:span text:style-name="T10"><text:s text:c="4"/></text:span><text:span text:style-name="T9">friend bool operator</text:span><text:span text:style-name="T11">&gt; (</text:span><text:span text:style-name="T16">Point</text:span><text:span text:style-name="T11">, </text:span><text:span text:style-name="T16">Point</text:span><text:span text:style-name="T11">);</text:span></text:p>
      <text:p text:style-name="P2"><text:span text:style-name="T10"><text:s text:c="4"/></text:span><text:span text:style-name="T9">friend bool operator</text:span><text:span text:style-name="T11">&lt; (</text:span><text:span text:style-name="T16">Point</text:span><text:span text:style-name="T11">, </text:span><text:span text:style-name="T16">Point</text:span><text:span text:style-name="T11">);</text:span></text:p>
      <text:p text:style-name="P2"><text:span text:style-name="T10"><text:s text:c="4"/></text:span><text:span text:style-name="T9">friend bool operator</text:span><text:span text:style-name="T11">== (</text:span><text:span text:style-name="T16">Point</text:span><text:span text:style-name="T11">, </text:span><text:span text:style-name="T16">Point</text:span><text:span text:style-name="T11">);</text:span></text:p>
      <text:p text:style-name="P2"><text:soft-page-break/><text:span text:style-name="T10"><text:s text:c="4"/></text:span><text:span text:style-name="T9">friend bool operator</text:span><text:span text:style-name="T11">% (</text:span><text:span text:style-name="T16">Point</text:span><text:span text:style-name="T11">, </text:span><text:span text:style-name="T9">int</text:span><text:span text:style-name="T11">);</text:span></text:p>
      <text:p text:style-name="P1"><text:span text:style-name="T8">private</text:span><text:span text:style-name="T10">:</text:span></text:p>
      <text:p text:style-name="P2"><text:span text:style-name="T10"><text:s text:c="4"/></text:span><text:span text:style-name="T9">int </text:span><text:span text:style-name="T18">x</text:span><text:span text:style-name="T11">, </text:span><text:span text:style-name="T18">y</text:span><text:span text:style-name="T11">;</text:span></text:p>
      <text:p text:style-name="P6">};</text:p>
      <text:p text:style-name="P15">console_handler.cpp</text:p>
      <text:p text:style-name="P7"/>
      <text:p text:style-name="P1"><text:span text:style-name="T4">#include </text:span><text:span text:style-name="T6">&lt;iostream&gt;</text:span></text:p>
      <text:p text:style-name="P1"><text:span text:style-name="T4">#include </text:span><text:span text:style-name="T6">&lt;vector&gt;</text:span></text:p>
      <text:p text:style-name="P1"><text:span text:style-name="T4">#include </text:span><text:span text:style-name="T6">"console_handler.h"</text:span></text:p>
      <text:p text:style-name="P1"><text:span text:style-name="T4">#include </text:span><text:span text:style-name="T6">"algorithms.hpp"</text:span></text:p>
      <text:p text:style-name="P1"><text:span text:style-name="T4">#include </text:span><text:span text:style-name="T6">"custom_class.hpp"</text:span></text:p>
      <text:p text:style-name="P1"><text:span text:style-name="T8">void </text:span>predicate_chooser 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CHOOSE PREDICATE==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Better for all_of: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All == 3 - 1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Each one &gt; 10 - 2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=================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Better for is_sorted: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Ascending - 3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Descending - 4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=================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Better for is_predicate: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Value == 1 - 5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Value % 2 == 0 - 6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=================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Cancel - 0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4">}</text:p>
      <text:p text:style-name="P1"><text:span text:style-name="T8">void </text:span>all_of_item 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GETTING STARTED WITH THE all_of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predicate_chooser</text:span><text:span text:style-name="T11">();</text:span></text:p>
      <text:p text:style-name="P2"><text:span text:style-name="T10"><text:s text:c="4"/></text:span><text:span text:style-name="T9">int </text:span><text:span text:style-name="T12">command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command</text:span><text:span text:style-name="T11">;</text:span></text:p>
      <text:p text:style-name="P2"><text:span text:style-name="T10"><text:s text:c="4"/></text:span><text:span text:style-name="T9">if </text:span><text:span text:style-name="T11">(</text:span><text:span text:style-name="T12">command </text:span><text:span text:style-name="T11">== </text:span><text:span text:style-name="T12">cancel_f</text:span><text:span text:style-name="T11">) </text:span><text:span text:style-name="T9">return</text:span><text:span text:style-name="T11">;</text:span></text:p>
      <text:p text:style-name="P2"><text:span text:style-name="T10"><text:s text:c="4"/></text:span><text:span text:style-name="T9">long long </text:span><text:span text:style-name="T12">arr_size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Choose custom // vector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Custom class (Array of points) - 1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Simple vector - 2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4"/></text:span><text:span text:style-name="T9">short int </text:span><text:span text:style-name="T12">type_chooser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type_chooser</text:span><text:span text:style-name="T11">;</text:span></text:p>
      <text:p text:style-name="P2"><text:span text:style-name="T10"><text:s text:c="4"/></text:span><text:span text:style-name="T9">if </text:span><text:span text:style-name="T11">(</text:span><text:span text:style-name="T12">type_chooser </text:span><text:span text:style-name="T11">== </text:span><text:span text:style-name="T14">1</text:span><text:span text:style-name="T11">) 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Choose array size"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in </text:span><text:span text:style-name="T11">&gt;&gt; </text:span><text:span text:style-name="T12">arr_size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Fill vector of points (capacity = " </text:span><text:span text:style-name="T11">&lt;&lt; </text:span><text:span text:style-name="T12">arr_size </text:span><text:span text:style-name="T11">&lt;&lt; </text:span><text:span text:style-name="T7">')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vector</text:span><text:span text:style-name="T11">&lt;</text:span><text:span text:style-name="T12">Point</text:span><text:span text:style-name="T11">&gt; </text:span><text:span text:style-name="T12">temp_vector</text:span><text:span text:style-name="T11">;</text:span></text:p>
      <text:p text:style-name="P2"><text:span text:style-name="T10"><text:s text:c="8"/></text:span><text:span text:style-name="T9">for </text:span><text:span text:style-name="T11">(</text:span><text:span text:style-name="T9">int </text:span><text:span text:style-name="T12">i </text:span><text:span text:style-name="T11">= </text:span><text:span text:style-name="T14">0</text:span><text:span text:style-name="T11">; </text:span><text:span text:style-name="T12">i </text:span><text:span text:style-name="T11">&lt; </text:span><text:span text:style-name="T12">arr_size</text:span><text:span text:style-name="T11">; </text:span><text:span text:style-name="T12">i</text:span><text:span text:style-name="T11">++) {</text:span></text:p>
      <text:p text:style-name="P2"><text:span text:style-name="T10"><text:s text:c="12"/></text:span><text:span text:style-name="T9">int </text:span><text:span text:style-name="T12">x</text:span><text:span text:style-name="T11">, </text:span><text:span text:style-name="T12">y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x </text:span><text:span text:style-name="T11">&gt;&gt; </text:span><text:span text:style-name="T12">y</text:span><text:span text:style-name="T11">;</text:span></text:p>
      <text:p text:style-name="P2"><text:span text:style-name="T10"><text:s text:c="12"/></text:span><text:span text:style-name="T12">Point temp</text:span><text:span text:style-name="T11">(</text:span><text:span text:style-name="T12">x</text:span><text:span text:style-name="T11">, </text:span><text:span text:style-name="T12">y</text:span><text:span text:style-name="T11">);</text:span></text:p>
      <text:p text:style-name="P2"><text:span text:style-name="T10"><text:s text:c="12"/></text:span><text:span text:style-name="T12">temp_vector</text:span><text:span text:style-name="T11">.</text:span><text:span text:style-name="T12">push_back</text:span><text:span text:style-name="T11">(</text:span><text:span text:style-name="T12">temp</text:span><text:span text:style-name="T11">);</text:span></text:p>
      <text:p text:style-name="P3"><text:s text:c="8"/><text:span text:style-name="T12">}</text:span></text:p>
      <text:p text:style-name="P2"><text:span text:style-name="T10"><text:s text:c="8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12"/></text:span><text:span text:style-name="T9">case </text:span><text:span text:style-name="T12">all_3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all_of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12">Point i</text:span><text:span text:style-name="T11">){ </text:span><text:span text:style-name="T9">return </text:span><text:span text:style-name="T12">i </text:span><text:span text:style-name="T11">== </text:span><text:span text:style-name="T14">3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oft-page-break/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case </text:span><text:span text:style-name="T12">all_10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all_of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12">Point i</text:span><text:span text:style-name="T11">){ </text:span><text:span text:style-name="T9">return </text:span><text:span text:style-name="T12">i </text:span><text:span text:style-name="T11">&gt; </text:span><text:span text:style-name="T14">10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11">} </text:span><text:span text:style-name="T9">default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"Not implemented yet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3"><text:s text:c="12"/><text:span text:style-name="T12">}</text:span></text:p>
      <text:p text:style-name="P3"><text:s text:c="8"/><text:span text:style-name="T12">}</text:span></text:p>
      <text:p text:style-name="P2"><text:span text:style-name="T10"><text:s text:c="4"/></text:span><text:span text:style-name="T11">} </text:span><text:span text:style-name="T9">else if </text:span><text:span text:style-name="T11">(</text:span><text:span text:style-name="T12">type_chooser </text:span><text:span text:style-name="T11">== </text:span><text:span text:style-name="T14">2</text:span><text:span text:style-name="T11">) 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Choose vector size"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in </text:span><text:span text:style-name="T11">&gt;&gt; </text:span><text:span text:style-name="T12">arr_size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Fill vector (capacity = " </text:span><text:span text:style-name="T11">&lt;&lt; </text:span><text:span text:style-name="T12">arr_size </text:span><text:span text:style-name="T11">&lt;&lt; </text:span><text:span text:style-name="T7">')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vector</text:span><text:span text:style-name="T11">&lt;</text:span><text:span text:style-name="T9">int</text:span><text:span text:style-name="T11">&gt; </text:span><text:span text:style-name="T12">temp_vector</text:span><text:span text:style-name="T11">;</text:span></text:p>
      <text:p text:style-name="P2"><text:span text:style-name="T10"><text:s text:c="8"/></text:span><text:span text:style-name="T9">for </text:span><text:span text:style-name="T11">(</text:span><text:span text:style-name="T9">int </text:span><text:span text:style-name="T12">i </text:span><text:span text:style-name="T11">= </text:span><text:span text:style-name="T14">0</text:span><text:span text:style-name="T11">; </text:span><text:span text:style-name="T12">i </text:span><text:span text:style-name="T11">&lt; </text:span><text:span text:style-name="T12">arr_size</text:span><text:span text:style-name="T11">; </text:span><text:span text:style-name="T12">i</text:span><text:span text:style-name="T11">++) {</text:span></text:p>
      <text:p text:style-name="P2"><text:span text:style-name="T10"><text:s text:c="12"/></text:span><text:span text:style-name="T9">int </text:span><text:span text:style-name="T12">temp_value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temp_value</text:span><text:span text:style-name="T11">;</text:span></text:p>
      <text:p text:style-name="P2"><text:span text:style-name="T10"><text:s text:c="12"/></text:span><text:span text:style-name="T12">temp_vector</text:span><text:span text:style-name="T11">.</text:span><text:span text:style-name="T12">push_back</text:span><text:span text:style-name="T11">(</text:span><text:span text:style-name="T12">temp_value</text:span><text:span text:style-name="T11">);</text:span></text:p>
      <text:p text:style-name="P3"><text:s text:c="8"/><text:span text:style-name="T12">}</text:span></text:p>
      <text:p text:style-name="P2"><text:span text:style-name="T10"><text:s text:c="8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12"/></text:span><text:span text:style-name="T9">case </text:span><text:span text:style-name="T12">all_3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all_of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9">int </text:span><text:span text:style-name="T12">i</text:span><text:span text:style-name="T11">){ </text:span><text:span text:style-name="T9">return </text:span><text:span text:style-name="T12">i </text:span><text:span text:style-name="T11">== </text:span><text:span text:style-name="T14">3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case </text:span><text:span text:style-name="T12">all_10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all_of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9">int </text:span><text:span text:style-name="T12">i</text:span><text:span text:style-name="T11">){ </text:span><text:span text:style-name="T9">return </text:span><text:span text:style-name="T12">i </text:span><text:span text:style-name="T11">&gt; </text:span><text:span text:style-name="T14">10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default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"Not implemented yet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3"><text:s text:c="12"/><text:span text:style-name="T12">}</text:span></text:p>
      <text:p text:style-name="P3"><text:s text:c="8"/><text:span text:style-name="T12">}</text:span></text:p>
      <text:p text:style-name="P2"><text:span text:style-name="T10"><text:s text:c="4"/></text:span><text:span text:style-name="T11">} </text:span><text:span text:style-name="T9">else </text:span><text:span text:style-name="T11">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========UNKNOWN COMMAND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3"><text:s text:c="4"/><text:span text:style-name="T12">}</text:span></text:p>
      <text:p text:style-name="P4">}</text:p>
      <text:p text:style-name="P1"><text:span text:style-name="T8">void </text:span>is_sorted_item 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GETTING STARTED WITH THE is_sorted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predicate_chooser</text:span><text:span text:style-name="T11">();</text:span></text:p>
      <text:p text:style-name="P2"><text:span text:style-name="T10"><text:s text:c="4"/></text:span><text:span text:style-name="T9">int </text:span><text:span text:style-name="T12">command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command</text:span><text:span text:style-name="T11">;</text:span></text:p>
      <text:p text:style-name="P2"><text:span text:style-name="T10"><text:s text:c="4"/></text:span><text:span text:style-name="T9">if </text:span><text:span text:style-name="T11">(</text:span><text:span text:style-name="T12">command </text:span><text:span text:style-name="T11">== </text:span><text:span text:style-name="T12">cancel_f</text:span><text:span text:style-name="T11">) </text:span><text:span text:style-name="T9">return</text:span><text:span text:style-name="T11">;</text:span></text:p>
      <text:p text:style-name="P2"><text:span text:style-name="T10"><text:s text:c="4"/></text:span><text:span text:style-name="T9">long long </text:span><text:span text:style-name="T12">arr_size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Choose custom // vector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Custom class (Array of points) - 1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Simple vector - 2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4"/></text:span><text:span text:style-name="T9">short int </text:span><text:span text:style-name="T12">type_chooser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type_chooser</text:span><text:span text:style-name="T11">;</text:span></text:p>
      <text:p text:style-name="P2"><text:span text:style-name="T10"><text:s text:c="4"/></text:span><text:span text:style-name="T9">if </text:span><text:span text:style-name="T11">(</text:span><text:span text:style-name="T12">type_chooser </text:span><text:span text:style-name="T11">== </text:span><text:span text:style-name="T14">1</text:span><text:span text:style-name="T11">) 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Choose array size"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in </text:span><text:span text:style-name="T11">&gt;&gt; </text:span><text:span text:style-name="T12">arr_size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Fill vector of points (capacity = " </text:span><text:span text:style-name="T11">&lt;&lt; </text:span><text:span text:style-name="T12">arr_size </text:span><text:span text:style-name="T11">&lt;&lt; </text:span><text:span text:style-name="T7">')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vector</text:span><text:span text:style-name="T11">&lt;</text:span><text:span text:style-name="T12">Point</text:span><text:span text:style-name="T11">&gt; </text:span><text:span text:style-name="T12">temp_vector</text:span><text:span text:style-name="T11">;</text:span></text:p>
      <text:p text:style-name="P2"><text:soft-page-break/><text:span text:style-name="T10"><text:s text:c="8"/></text:span><text:span text:style-name="T9">for </text:span><text:span text:style-name="T11">(</text:span><text:span text:style-name="T9">int </text:span><text:span text:style-name="T12">i </text:span><text:span text:style-name="T11">= </text:span><text:span text:style-name="T14">0</text:span><text:span text:style-name="T11">; </text:span><text:span text:style-name="T12">i </text:span><text:span text:style-name="T11">&lt; </text:span><text:span text:style-name="T12">arr_size</text:span><text:span text:style-name="T11">; </text:span><text:span text:style-name="T12">i</text:span><text:span text:style-name="T11">++) {</text:span></text:p>
      <text:p text:style-name="P2"><text:span text:style-name="T10"><text:s text:c="12"/></text:span><text:span text:style-name="T9">int </text:span><text:span text:style-name="T12">x</text:span><text:span text:style-name="T11">, </text:span><text:span text:style-name="T12">y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x </text:span><text:span text:style-name="T11">&gt;&gt; </text:span><text:span text:style-name="T12">y</text:span><text:span text:style-name="T11">;</text:span></text:p>
      <text:p text:style-name="P2"><text:span text:style-name="T10"><text:s text:c="12"/></text:span><text:span text:style-name="T12">Point temp</text:span><text:span text:style-name="T11">(</text:span><text:span text:style-name="T12">x</text:span><text:span text:style-name="T11">, </text:span><text:span text:style-name="T12">y</text:span><text:span text:style-name="T11">);</text:span></text:p>
      <text:p text:style-name="P2"><text:span text:style-name="T10"><text:s text:c="12"/></text:span><text:span text:style-name="T12">temp_vector</text:span><text:span text:style-name="T11">.</text:span><text:span text:style-name="T12">push_back</text:span><text:span text:style-name="T11">(</text:span><text:span text:style-name="T12">temp</text:span><text:span text:style-name="T11">);</text:span></text:p>
      <text:p text:style-name="P3"><text:s text:c="8"/><text:span text:style-name="T12">}</text:span></text:p>
      <text:p text:style-name="P2"><text:span text:style-name="T10"><text:s text:c="8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12"/></text:span><text:span text:style-name="T9">case </text:span><text:span text:style-name="T12">is_1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sorted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12">Point a</text:span><text:span text:style-name="T11">, </text:span><text:span text:style-name="T12">Point b</text:span><text:span text:style-name="T11">){ </text:span><text:span text:style-name="T9">return </text:span><text:span text:style-name="T12">a </text:span><text:span text:style-name="T11">&lt; </text:span><text:span text:style-name="T12">b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case </text:span><text:span text:style-name="T12">is_2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sorted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12">Point a</text:span><text:span text:style-name="T11">, </text:span><text:span text:style-name="T12">Point b</text:span><text:span text:style-name="T11">){ </text:span><text:span text:style-name="T9">return </text:span><text:span text:style-name="T12">a </text:span><text:span text:style-name="T11">&gt; </text:span><text:span text:style-name="T12">b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default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"Not implemented yet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3"><text:s text:c="12"/><text:span text:style-name="T12">}</text:span></text:p>
      <text:p text:style-name="P3"><text:s text:c="8"/><text:span text:style-name="T12">}</text:span></text:p>
      <text:p text:style-name="P2"><text:span text:style-name="T10"><text:s text:c="4"/></text:span><text:span text:style-name="T11">} </text:span><text:span text:style-name="T9">else if </text:span><text:span text:style-name="T11">(</text:span><text:span text:style-name="T12">type_chooser </text:span><text:span text:style-name="T11">== </text:span><text:span text:style-name="T14">2</text:span><text:span text:style-name="T11">) 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Choose vector size"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in </text:span><text:span text:style-name="T11">&gt;&gt; </text:span><text:span text:style-name="T12">arr_size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Fill vector (capacity = " </text:span><text:span text:style-name="T11">&lt;&lt; </text:span><text:span text:style-name="T12">arr_size </text:span><text:span text:style-name="T11">&lt;&lt; </text:span><text:span text:style-name="T7">')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vector</text:span><text:span text:style-name="T11">&lt;</text:span><text:span text:style-name="T9">int</text:span><text:span text:style-name="T11">&gt; </text:span><text:span text:style-name="T12">temp_vector</text:span><text:span text:style-name="T11">;</text:span></text:p>
      <text:p text:style-name="P2"><text:span text:style-name="T10"><text:s text:c="8"/></text:span><text:span text:style-name="T9">for </text:span><text:span text:style-name="T11">(</text:span><text:span text:style-name="T9">int </text:span><text:span text:style-name="T12">i </text:span><text:span text:style-name="T11">= </text:span><text:span text:style-name="T14">0</text:span><text:span text:style-name="T11">; </text:span><text:span text:style-name="T12">i </text:span><text:span text:style-name="T11">&lt; </text:span><text:span text:style-name="T12">arr_size</text:span><text:span text:style-name="T11">; </text:span><text:span text:style-name="T12">i</text:span><text:span text:style-name="T11">++) {</text:span></text:p>
      <text:p text:style-name="P2"><text:span text:style-name="T10"><text:s text:c="12"/></text:span><text:span text:style-name="T9">int </text:span><text:span text:style-name="T12">temp_value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temp_value</text:span><text:span text:style-name="T11">;</text:span></text:p>
      <text:p text:style-name="P2"><text:span text:style-name="T10"><text:s text:c="12"/></text:span><text:span text:style-name="T12">temp_vector</text:span><text:span text:style-name="T11">.</text:span><text:span text:style-name="T12">push_back</text:span><text:span text:style-name="T11">(</text:span><text:span text:style-name="T12">temp_value</text:span><text:span text:style-name="T11">);</text:span></text:p>
      <text:p text:style-name="P3"><text:s text:c="8"/><text:span text:style-name="T12">}</text:span></text:p>
      <text:p text:style-name="P2"><text:span text:style-name="T10"><text:s text:c="8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12"/></text:span><text:span text:style-name="T9">case </text:span><text:span text:style-name="T12">is_1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sorted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9">int </text:span><text:span text:style-name="T12">a</text:span><text:span text:style-name="T11">, </text:span><text:span text:style-name="T9">int </text:span><text:span text:style-name="T12">b</text:span><text:span text:style-name="T11">){ </text:span><text:span text:style-name="T9">return </text:span><text:span text:style-name="T12">a </text:span><text:span text:style-name="T11">&lt; </text:span><text:span text:style-name="T12">b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case </text:span><text:span text:style-name="T12">is_2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sorted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9">int </text:span><text:span text:style-name="T12">a</text:span><text:span text:style-name="T11">, </text:span><text:span text:style-name="T9">int </text:span><text:span text:style-name="T12">b</text:span><text:span text:style-name="T11">){ </text:span><text:span text:style-name="T9">return </text:span><text:span text:style-name="T12">a </text:span><text:span text:style-name="T11">&gt; </text:span><text:span text:style-name="T12">b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default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"Not implemented yet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3"><text:s text:c="12"/><text:span text:style-name="T12">}</text:span></text:p>
      <text:p text:style-name="P3"><text:s text:c="8"/><text:span text:style-name="T12">}</text:span></text:p>
      <text:p text:style-name="P2"><text:span text:style-name="T10"><text:s text:c="4"/></text:span><text:span text:style-name="T11">} </text:span><text:span text:style-name="T9">else </text:span><text:span text:style-name="T11">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========UNKNOWN COMMAND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3"><text:s text:c="4"/><text:span text:style-name="T12">}</text:span></text:p>
      <text:p text:style-name="P4">}</text:p>
      <text:p text:style-name="P1"><text:span text:style-name="T8">void </text:span>is_palindrome_item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GETTING STARTED WITH THE is_palindrome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predicate_chooser</text:span><text:span text:style-name="T11">();</text:span></text:p>
      <text:p text:style-name="P2"><text:span text:style-name="T10"><text:s text:c="4"/></text:span><text:span text:style-name="T9">int </text:span><text:span text:style-name="T12">command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command</text:span><text:span text:style-name="T11">;</text:span></text:p>
      <text:p text:style-name="P2"><text:span text:style-name="T10"><text:s text:c="4"/></text:span><text:span text:style-name="T9">if </text:span><text:span text:style-name="T11">(</text:span><text:span text:style-name="T12">command </text:span><text:span text:style-name="T11">== </text:span><text:span text:style-name="T12">cancel_f</text:span><text:span text:style-name="T11">) </text:span><text:span text:style-name="T9">return</text:span><text:span text:style-name="T11">;</text:span></text:p>
      <text:p text:style-name="P2"><text:span text:style-name="T10"><text:s text:c="4"/></text:span><text:span text:style-name="T9">long long </text:span><text:span text:style-name="T12">arr_size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Choose Custom class (Point) // Integer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Custom class (Point) - 1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oft-page-break/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Simple vector - 2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4"/></text:span><text:span text:style-name="T9">short int </text:span><text:span text:style-name="T12">type_chooser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type_chooser</text:span><text:span text:style-name="T11">;</text:span></text:p>
      <text:p text:style-name="P2"><text:span text:style-name="T10"><text:s text:c="4"/></text:span><text:span text:style-name="T9">if </text:span><text:span text:style-name="T11">(</text:span><text:span text:style-name="T12">type_chooser </text:span><text:span text:style-name="T11">== </text:span><text:span text:style-name="T14">1</text:span><text:span text:style-name="T11">) 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Choose amount of elements"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in </text:span><text:span text:style-name="T11">&gt;&gt; </text:span><text:span text:style-name="T12">arr_size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vector</text:span><text:span text:style-name="T11">&lt;</text:span><text:span text:style-name="T12">Point</text:span><text:span text:style-name="T11">&gt; </text:span><text:span text:style-name="T12">temp_vector</text:span><text:span text:style-name="T11">;</text:span></text:p>
      <text:p text:style-name="P2"><text:span text:style-name="T10"><text:s text:c="8"/></text:span><text:span text:style-name="T9">for </text:span><text:span text:style-name="T11">(</text:span><text:span text:style-name="T9">int </text:span><text:span text:style-name="T12">i </text:span><text:span text:style-name="T11">= </text:span><text:span text:style-name="T14">0</text:span><text:span text:style-name="T11">; </text:span><text:span text:style-name="T12">i </text:span><text:span text:style-name="T11">&lt; </text:span><text:span text:style-name="T12">arr_size</text:span><text:span text:style-name="T11">; </text:span><text:span text:style-name="T12">i</text:span><text:span text:style-name="T11">++) {</text:span></text:p>
      <text:p text:style-name="P2"><text:span text:style-name="T10"><text:s text:c="12"/></text:span><text:span text:style-name="T9">int </text:span><text:span text:style-name="T12">x</text:span><text:span text:style-name="T11">, </text:span><text:span text:style-name="T12">y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x </text:span><text:span text:style-name="T11">&gt;&gt; </text:span><text:span text:style-name="T12">y</text:span><text:span text:style-name="T11">;</text:span></text:p>
      <text:p text:style-name="P2"><text:span text:style-name="T10"><text:s text:c="12"/></text:span><text:span text:style-name="T12">Point temp</text:span><text:span text:style-name="T11">(</text:span><text:span text:style-name="T12">x</text:span><text:span text:style-name="T11">, </text:span><text:span text:style-name="T12">y</text:span><text:span text:style-name="T11">);</text:span></text:p>
      <text:p text:style-name="P2"><text:span text:style-name="T10"><text:s text:c="12"/></text:span><text:span text:style-name="T12">temp_vector</text:span><text:span text:style-name="T11">.</text:span><text:span text:style-name="T12">push_back</text:span><text:span text:style-name="T11">(</text:span><text:span text:style-name="T12">temp</text:span><text:span text:style-name="T11">);</text:span></text:p>
      <text:p text:style-name="P3"><text:s text:c="8"/><text:span text:style-name="T12">}</text:span></text:p>
      <text:p text:style-name="P2"><text:span text:style-name="T10"><text:s text:c="8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12"/></text:span><text:span text:style-name="T9">case </text:span><text:span text:style-name="T12">predicate_1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palindrome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12">Point a</text:span><text:span text:style-name="T11">, </text:span><text:span text:style-name="T12">Point b</text:span><text:span text:style-name="T11">){ </text:span><text:span text:style-name="T9">return </text:span><text:span text:style-name="T11">(</text:span><text:span text:style-name="T12">a </text:span><text:span text:style-name="T11">== </text:span><text:span text:style-name="T14">1</text:span><text:span text:style-name="T11">) == (</text:span><text:span text:style-name="T12">b </text:span><text:span text:style-name="T11">== </text:span><text:span text:style-name="T14">1</text:span><text:span text:style-name="T11">)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case </text:span><text:span text:style-name="T12">predicate_2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palindrome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12">Point a</text:span><text:span text:style-name="T11">, </text:span><text:span text:style-name="T12">Point b</text:span><text:span text:style-name="T11">){ </text:span><text:span text:style-name="T9">return </text:span><text:span text:style-name="T12">a </text:span><text:span text:style-name="T11">% </text:span><text:span text:style-name="T14">2 </text:span><text:span text:style-name="T11">== </text:span><text:span text:style-name="T12">b </text:span><text:span text:style-name="T11">% </text:span><text:span text:style-name="T14">2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default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"Not implemented yet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3"><text:s text:c="12"/><text:span text:style-name="T12">}</text:span></text:p>
      <text:p text:style-name="P3"><text:s text:c="8"/><text:span text:style-name="T12">}</text:span></text:p>
      <text:p text:style-name="P2"><text:span text:style-name="T10"><text:s text:c="4"/></text:span><text:span text:style-name="T11">} </text:span><text:span text:style-name="T9">else if </text:span><text:span text:style-name="T11">(</text:span><text:span text:style-name="T12">type_chooser </text:span><text:span text:style-name="T11">== </text:span><text:span text:style-name="T14">2</text:span><text:span text:style-name="T11">) 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Choose amount of elements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in </text:span><text:span text:style-name="T11">&gt;&gt; </text:span><text:span text:style-name="T12">arr_size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8"/></text:span><text:span text:style-name="T12">std</text:span><text:span text:style-name="T11">::</text:span><text:span text:style-name="T12">vector</text:span><text:span text:style-name="T11">&lt;</text:span><text:span text:style-name="T9">int</text:span><text:span text:style-name="T11">&gt; </text:span><text:span text:style-name="T12">temp_vector</text:span><text:span text:style-name="T11">;</text:span></text:p>
      <text:p text:style-name="P2"><text:span text:style-name="T10"><text:s text:c="8"/></text:span><text:span text:style-name="T9">for </text:span><text:span text:style-name="T11">(</text:span><text:span text:style-name="T9">int </text:span><text:span text:style-name="T12">i </text:span><text:span text:style-name="T11">= </text:span><text:span text:style-name="T14">0</text:span><text:span text:style-name="T11">; </text:span><text:span text:style-name="T12">i </text:span><text:span text:style-name="T11">&lt; </text:span><text:span text:style-name="T12">arr_size</text:span><text:span text:style-name="T11">; </text:span><text:span text:style-name="T12">i</text:span><text:span text:style-name="T11">++) {</text:span></text:p>
      <text:p text:style-name="P2"><text:span text:style-name="T10"><text:s text:c="12"/></text:span><text:span text:style-name="T9">int </text:span><text:span text:style-name="T12">temp_value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temp_value</text:span><text:span text:style-name="T11">;</text:span></text:p>
      <text:p text:style-name="P2"><text:span text:style-name="T10"><text:s text:c="12"/></text:span><text:span text:style-name="T12">temp_vector</text:span><text:span text:style-name="T11">.</text:span><text:span text:style-name="T12">push_back</text:span><text:span text:style-name="T11">(</text:span><text:span text:style-name="T12">temp_value</text:span><text:span text:style-name="T11">);</text:span></text:p>
      <text:p text:style-name="P3"><text:s text:c="8"/><text:span text:style-name="T12">}</text:span></text:p>
      <text:p text:style-name="P2"><text:span text:style-name="T10"><text:s text:c="8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12"/></text:span><text:span text:style-name="T9">case </text:span><text:span text:style-name="T12">predicate_1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palindrome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9">int </text:span><text:span text:style-name="T12">a</text:span><text:span text:style-name="T11">, </text:span><text:span text:style-name="T9">int </text:span><text:span text:style-name="T12">b</text:span><text:span text:style-name="T11">){ </text:span><text:span text:style-name="T9">return </text:span><text:span text:style-name="T11">(</text:span><text:span text:style-name="T12">a </text:span><text:span text:style-name="T11">== </text:span><text:span text:style-name="T14">1</text:span><text:span text:style-name="T11">) == (</text:span><text:span text:style-name="T12">b </text:span><text:span text:style-name="T11">== </text:span><text:span text:style-name="T14">1</text:span><text:span text:style-name="T11">)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case </text:span><text:span text:style-name="T12">predicate_2_f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is_palindrome</text:span><text:span text:style-name="T11">(</text:span><text:span text:style-name="T12">temp_vector</text:span><text:span text:style-name="T11">.</text:span><text:span text:style-name="T12">begin</text:span><text:span text:style-name="T11">(), </text:span><text:span text:style-name="T12">temp_vector</text:span><text:span text:style-name="T11">.</text:span><text:span text:style-name="T12">end</text:span><text:span text:style-name="T11">(), [](</text:span><text:span text:style-name="T9">int </text:span><text:span text:style-name="T12">a</text:span><text:span text:style-name="T11">, </text:span><text:span text:style-name="T9">int </text:span><text:span text:style-name="T12">b</text:span><text:span text:style-name="T11">){ </text:span><text:span text:style-name="T9">return </text:span><text:span text:style-name="T12">a </text:span><text:span text:style-name="T11">% </text:span><text:span text:style-name="T14">2 </text:span><text:span text:style-name="T11">== </text:span><text:span text:style-name="T12">b </text:span><text:span text:style-name="T11">% </text:span><text:span text:style-name="T14">2</text:span><text:span text:style-name="T11">; }) 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2"><text:span text:style-name="T10"><text:s text:c="12"/></text:span><text:span text:style-name="T11">} </text:span><text:span text:style-name="T9">default</text:span><text:span text:style-name="T11">: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"Not implemented yet...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9">return</text:span><text:span text:style-name="T11">;</text:span></text:p>
      <text:p text:style-name="P3"><text:s text:c="12"/><text:span text:style-name="T12">}</text:span></text:p>
      <text:p text:style-name="P3"><text:s text:c="8"/><text:span text:style-name="T12">}</text:span></text:p>
      <text:p text:style-name="P2"><text:span text:style-name="T10"><text:s text:c="4"/></text:span><text:span text:style-name="T11">} </text:span><text:span text:style-name="T9">else </text:span><text:span text:style-name="T11">{</text:span></text:p>
      <text:p text:style-name="P2"><text:span text:style-name="T10"><text:s text:c="8"/></text:span><text:span text:style-name="T12">std</text:span><text:span text:style-name="T11">::</text:span><text:span text:style-name="T12">cout </text:span><text:span text:style-name="T11">&lt;&lt; </text:span><text:span text:style-name="T7">"========UNKNOWN COMMAND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3"><text:s text:c="4"/><text:span text:style-name="T12">}</text:span></text:p>
      <text:p text:style-name="P4">}</text:p>
      <text:p text:style-name="P1"><text:soft-page-break/><text:span text:style-name="T8">bool </text:span>commands 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CHOOSE ITEM==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all_of - 1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is_sorted - 2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is_palindrome - 3" </text:span><text:span text:style-name="T11">&lt;&lt; </text:span><text:span text:style-name="T7">'</text:span><text:span text:style-name="T11">\n</text:span><text:span text:style-name="T7">'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Exit - 0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============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4"/></text:span><text:span text:style-name="T9">int </text:span><text:span text:style-name="T12">command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command</text:span><text:span text:style-name="T11">;</text:span></text:p>
      <text:p text:style-name="P2"><text:span text:style-name="T10"><text:s text:c="4"/></text:span><text:span text:style-name="T9">switch </text:span><text:span text:style-name="T11">(</text:span><text:span text:style-name="T12">command</text:span><text:span text:style-name="T11">) {</text:span></text:p>
      <text:p text:style-name="P2"><text:span text:style-name="T10"><text:s text:c="8"/></text:span><text:span text:style-name="T9">case </text:span><text:span text:style-name="T12">exit_f</text:span><text:span text:style-name="T11">: {</text:span></text:p>
      <text:p text:style-name="P2"><text:span text:style-name="T10"><text:s text:c="12"/></text:span><text:span text:style-name="T9">return false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all_of_f</text:span><text:span text:style-name="T11">: {</text:span></text:p>
      <text:p text:style-name="P2"><text:span text:style-name="T10"><text:s text:c="12"/></text:span><text:span text:style-name="T12">all_of_item</text:span><text:span text:style-name="T11">();</text:span></text:p>
      <text:p text:style-name="P2"><text:span text:style-name="T10"><text:s text:c="12"/></text:span><text:span text:style-name="T9">return true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is_sorted_f</text:span><text:span text:style-name="T11">: {</text:span></text:p>
      <text:p text:style-name="P2"><text:span text:style-name="T10"><text:s text:c="12"/></text:span><text:span text:style-name="T12">is_sorted_item</text:span><text:span text:style-name="T11">();</text:span></text:p>
      <text:p text:style-name="P2"><text:span text:style-name="T10"><text:s text:c="12"/></text:span><text:span text:style-name="T9">return true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is_palindrome_f</text:span><text:span text:style-name="T11">: {</text:span></text:p>
      <text:p text:style-name="P2"><text:span text:style-name="T10"><text:s text:c="12"/></text:span><text:span text:style-name="T12">is_palindrome_item</text:span><text:span text:style-name="T11">();</text:span></text:p>
      <text:p text:style-name="P2"><text:span text:style-name="T10"><text:s text:c="12"/></text:span><text:span text:style-name="T9">return true</text:span><text:span text:style-name="T11">;</text:span></text:p>
      <text:p text:style-name="P2"><text:span text:style-name="T10"><text:s text:c="8"/></text:span><text:span text:style-name="T11">} </text:span><text:span text:style-name="T9">default</text:span><text:span text:style-name="T11">: {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========UNKNOWN COMMAND========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return true</text:span><text:span text:style-name="T11">;</text:span></text:p>
      <text:p text:style-name="P3"><text:s text:c="8"/><text:span text:style-name="T12">}</text:span></text:p>
      <text:p text:style-name="P3"><text:s text:c="4"/><text:span text:style-name="T12">}</text:span></text:p>
      <text:p text:style-name="P6">}</text:p>
      <text:p text:style-name="P15">console_handler.h</text:p>
      <text:p text:style-name="P7"/>
      <text:p text:style-name="P1"><text:span text:style-name="T4">#pragma </text:span>once</text:p>
      <text:p text:style-name="P1"><text:span text:style-name="T8">enum </text:span>comm_1 <text:span text:style-name="T10">{</text:span></text:p>
      <text:p text:style-name="P2"><text:span text:style-name="T10"><text:s text:c="4"/></text:span><text:span text:style-name="T12">exit_f</text:span><text:span text:style-name="T11">,</text:span></text:p>
      <text:p text:style-name="P2"><text:span text:style-name="T10"><text:s text:c="4"/></text:span><text:span text:style-name="T12">all_of_f</text:span><text:span text:style-name="T11">,</text:span></text:p>
      <text:p text:style-name="P2"><text:span text:style-name="T10"><text:s text:c="4"/></text:span><text:span text:style-name="T12">is_sorted_f</text:span><text:span text:style-name="T11">,</text:span></text:p>
      <text:p text:style-name="P2"><text:span text:style-name="T10"><text:s text:c="4"/></text:span><text:span text:style-name="T12">is_palindrome_f</text:span><text:span text:style-name="T11">,</text:span></text:p>
      <text:p text:style-name="P4">};</text:p>
      <text:p text:style-name="P1"><text:span text:style-name="T8">enum </text:span>comm_2 <text:span text:style-name="T10">{</text:span></text:p>
      <text:p text:style-name="P2"><text:span text:style-name="T10"><text:s text:c="4"/></text:span><text:span text:style-name="T12">cancel_f</text:span><text:span text:style-name="T11">,</text:span></text:p>
      <text:p text:style-name="P2"><text:span text:style-name="T10"><text:s text:c="4"/></text:span><text:span text:style-name="T12">all_3_f</text:span><text:span text:style-name="T11">,</text:span></text:p>
      <text:p text:style-name="P2"><text:span text:style-name="T10"><text:s text:c="4"/></text:span><text:span text:style-name="T12">all_10_f</text:span><text:span text:style-name="T11">,</text:span></text:p>
      <text:p text:style-name="P2"><text:span text:style-name="T10"><text:s text:c="4"/></text:span><text:span text:style-name="T12">is_1_f</text:span><text:span text:style-name="T11">,</text:span></text:p>
      <text:p text:style-name="P2"><text:span text:style-name="T10"><text:s text:c="4"/></text:span><text:span text:style-name="T12">is_2_f</text:span><text:span text:style-name="T11">,</text:span></text:p>
      <text:p text:style-name="P2"><text:span text:style-name="T10"><text:s text:c="4"/></text:span><text:span text:style-name="T12">predicate_1_f</text:span><text:span text:style-name="T11">,</text:span></text:p>
      <text:p text:style-name="P2"><text:span text:style-name="T10"><text:s text:c="4"/></text:span><text:span text:style-name="T12">predicate_2_f</text:span><text:span text:style-name="T11">,</text:span></text:p>
      <text:p text:style-name="P4">};</text:p>
      <text:p text:style-name="P1"><text:span text:style-name="T8">bool </text:span>commands<text:span text:style-name="T10">();</text:span></text:p>
      <text:p text:style-name="P5"><text:span text:style-name="T8">void </text:span>predicate_chooser<text:span text:style-name="T10">();</text:span></text:p>
      <text:p text:style-name="P15">algorithms.tpp</text:p>
      <text:p text:style-name="P7"/>
      <text:p text:style-name="P1"><text:span text:style-name="T4">#pragma </text:span>once</text:p>
      <text:p text:style-name="P1"><text:span text:style-name="T8">template</text:span><text:span text:style-name="T10">&lt;</text:span><text:span text:style-name="T8">class </text:span><text:span text:style-name="T15">beginning</text:span><text:span text:style-name="T10">, </text:span><text:span text:style-name="T8">class </text:span><text:span text:style-name="T15">ending</text:span><text:span text:style-name="T10">, </text:span><text:span text:style-name="T8">class </text:span><text:span text:style-name="T15">predicate</text:span><text:span text:style-name="T10">&gt;</text:span></text:p>
      <text:p text:style-name="P1"><text:span text:style-name="T8">bool </text:span><text:span text:style-name="T4">all_of</text:span><text:span text:style-name="T10">(</text:span><text:span text:style-name="T15">beginning </text:span><text:span text:style-name="T13">first</text:span><text:span text:style-name="T10">, </text:span><text:span text:style-name="T15">ending </text:span><text:span text:style-name="T13">last</text:span><text:span text:style-name="T10">, </text:span><text:span text:style-name="T15">predicate </text:span><text:span text:style-name="T13">temp_predicate</text:span><text:span text:style-name="T10">) {</text:span></text:p>
      <text:p text:style-name="P2"><text:span text:style-name="T10"><text:s text:c="4"/></text:span><text:span text:style-name="T9">while </text:span><text:span text:style-name="T11">(</text:span><text:span text:style-name="T14">first </text:span><text:span text:style-name="T11">!= </text:span><text:span text:style-name="T14">last</text:span><text:span text:style-name="T11">) {</text:span></text:p>
      <text:p text:style-name="P2"><text:span text:style-name="T10"><text:s text:c="8"/></text:span><text:span text:style-name="T9">if </text:span><text:span text:style-name="T11">(!</text:span><text:span text:style-name="T14">temp_predicate</text:span><text:span text:style-name="T11">(*</text:span><text:span text:style-name="T14">first</text:span><text:span text:style-name="T11">)) </text:span><text:span text:style-name="T9">return false</text:span><text:span text:style-name="T11">;</text:span></text:p>
      <text:p text:style-name="P2"><text:span text:style-name="T10"><text:s text:c="8"/></text:span><text:span text:style-name="T14">first</text:span><text:span text:style-name="T11">++;</text:span></text:p>
      <text:p text:style-name="P3"><text:s text:c="4"/><text:span text:style-name="T12">}</text:span></text:p>
      <text:p text:style-name="P2"><text:soft-page-break/><text:span text:style-name="T10"><text:s text:c="4"/></text:span><text:span text:style-name="T9">return true</text:span><text:span text:style-name="T11">;</text:span></text:p>
      <text:p text:style-name="P4">}</text:p>
      <text:p text:style-name="P1"><text:span text:style-name="T8">template</text:span><text:span text:style-name="T10">&lt;</text:span><text:span text:style-name="T8">class </text:span><text:span text:style-name="T15">beginning</text:span><text:span text:style-name="T10">, </text:span><text:span text:style-name="T8">class </text:span><text:span text:style-name="T15">ending</text:span><text:span text:style-name="T10">, </text:span><text:span text:style-name="T8">class </text:span><text:span text:style-name="T15">predicate</text:span><text:span text:style-name="T10">&gt;</text:span></text:p>
      <text:p text:style-name="P1"><text:span text:style-name="T8">bool </text:span><text:span text:style-name="T4">is_sorted</text:span><text:span text:style-name="T10">(</text:span><text:span text:style-name="T15">beginning </text:span><text:span text:style-name="T13">first</text:span><text:span text:style-name="T10">, </text:span><text:span text:style-name="T15">ending </text:span><text:span text:style-name="T13">last</text:span><text:span text:style-name="T10">, </text:span><text:span text:style-name="T15">predicate </text:span><text:span text:style-name="T13">temp_predicate</text:span><text:span text:style-name="T10">) {</text:span></text:p>
      <text:p text:style-name="P2"><text:span text:style-name="T10"><text:s text:c="4"/></text:span><text:span text:style-name="T9">if </text:span><text:span text:style-name="T11">(</text:span><text:span text:style-name="T14">first </text:span><text:span text:style-name="T11">!= </text:span><text:span text:style-name="T14">last</text:span><text:span text:style-name="T11">) {</text:span></text:p>
      <text:p text:style-name="P2"><text:span text:style-name="T10"><text:s text:c="8"/></text:span><text:span text:style-name="T16">beginning </text:span><text:span text:style-name="T19">prev </text:span><text:span text:style-name="T11">= </text:span><text:span text:style-name="T14">first</text:span><text:span text:style-name="T11">;</text:span></text:p>
      <text:p text:style-name="P2"><text:span text:style-name="T10"><text:s text:c="8"/></text:span><text:span text:style-name="T9">while </text:span><text:span text:style-name="T11">(++</text:span><text:span text:style-name="T14">first </text:span><text:span text:style-name="T11">!= </text:span><text:span text:style-name="T14">last</text:span><text:span text:style-name="T11">) {</text:span></text:p>
      <text:p text:style-name="P2"><text:span text:style-name="T10"><text:s text:c="12"/></text:span><text:span text:style-name="T9">if </text:span><text:span text:style-name="T11">(!</text:span><text:span text:style-name="T14">temp_predicate</text:span><text:span text:style-name="T11">(*</text:span><text:span text:style-name="T19">prev</text:span><text:span text:style-name="T11">, *</text:span><text:span text:style-name="T14">first</text:span><text:span text:style-name="T11">)) </text:span><text:span text:style-name="T9">return false</text:span><text:span text:style-name="T11">;</text:span></text:p>
      <text:p text:style-name="P2"><text:span text:style-name="T10"><text:s text:c="12"/></text:span><text:span text:style-name="T19">prev </text:span><text:span text:style-name="T11">= </text:span><text:span text:style-name="T14">first</text:span><text:span text:style-name="T11">;</text:span></text:p>
      <text:p text:style-name="P3"><text:s text:c="8"/><text:span text:style-name="T12">}</text:span></text:p>
      <text:p text:style-name="P3"><text:s text:c="4"/><text:span text:style-name="T12">}</text:span></text:p>
      <text:p text:style-name="P2"><text:span text:style-name="T10"><text:s text:c="4"/></text:span><text:span text:style-name="T9">return true</text:span><text:span text:style-name="T11">;</text:span></text:p>
      <text:p text:style-name="P4">}</text:p>
      <text:p text:style-name="P1"><text:span text:style-name="T8">template</text:span><text:span text:style-name="T10">&lt;</text:span><text:span text:style-name="T8">class </text:span><text:span text:style-name="T15">beginning</text:span><text:span text:style-name="T10">, </text:span><text:span text:style-name="T8">class </text:span><text:span text:style-name="T15">ending</text:span><text:span text:style-name="T10">, </text:span><text:span text:style-name="T8">class </text:span><text:span text:style-name="T15">predicate</text:span><text:span text:style-name="T10">&gt;</text:span></text:p>
      <text:p text:style-name="P1"><text:span text:style-name="T8">bool </text:span><text:span text:style-name="T4">is_palindrome</text:span><text:span text:style-name="T10">(</text:span><text:span text:style-name="T15">beginning </text:span><text:span text:style-name="T13">first</text:span><text:span text:style-name="T10">, </text:span><text:span text:style-name="T15">ending </text:span><text:span text:style-name="T13">last</text:span><text:span text:style-name="T10">, </text:span><text:span text:style-name="T15">predicate </text:span><text:span text:style-name="T13">temp_predicate</text:span><text:span text:style-name="T10">) {</text:span></text:p>
      <text:p text:style-name="P2"><text:span text:style-name="T10"><text:s text:c="4"/></text:span><text:span text:style-name="T9">if </text:span><text:span text:style-name="T11">(</text:span><text:span text:style-name="T14">first </text:span><text:span text:style-name="T11">!= </text:span><text:span text:style-name="T14">last</text:span><text:span text:style-name="T11">) {</text:span></text:p>
      <text:p text:style-name="P2"><text:span text:style-name="T10"><text:s text:c="8"/></text:span><text:span text:style-name="T14">last</text:span><text:span text:style-name="T11">--;</text:span></text:p>
      <text:p text:style-name="P2"><text:span text:style-name="T10"><text:s text:c="8"/></text:span><text:span text:style-name="T9">while </text:span><text:span text:style-name="T11">(</text:span><text:span text:style-name="T14">first </text:span><text:span text:style-name="T11">&lt; </text:span><text:span text:style-name="T14">last</text:span><text:span text:style-name="T11">) {</text:span></text:p>
      <text:p text:style-name="P2"><text:span text:style-name="T10"><text:s text:c="12"/></text:span><text:span text:style-name="T9">if </text:span><text:span text:style-name="T11">(!</text:span><text:span text:style-name="T14">temp_predicate</text:span><text:span text:style-name="T11">(*</text:span><text:span text:style-name="T14">first</text:span><text:span text:style-name="T11">, *</text:span><text:span text:style-name="T14">last</text:span><text:span text:style-name="T11">)) </text:span><text:span text:style-name="T9">return false</text:span><text:span text:style-name="T11">;</text:span></text:p>
      <text:p text:style-name="P2"><text:span text:style-name="T10"><text:s text:c="12"/></text:span><text:span text:style-name="T14">first</text:span><text:span text:style-name="T11">++;</text:span></text:p>
      <text:p text:style-name="P2"><text:span text:style-name="T10"><text:s text:c="12"/></text:span><text:span text:style-name="T14">last</text:span><text:span text:style-name="T11">--;</text:span></text:p>
      <text:p text:style-name="P3"><text:s text:c="8"/><text:span text:style-name="T12">}</text:span></text:p>
      <text:p text:style-name="P3"><text:s text:c="4"/><text:span text:style-name="T12">}</text:span></text:p>
      <text:p text:style-name="P2"><text:span text:style-name="T10"><text:s text:c="4"/></text:span><text:span text:style-name="T9">return true</text:span><text:span text:style-name="T11">;</text:span></text:p>
      <text:p text:style-name="P6">}</text:p>
      <text:p text:style-name="P15">algorithms.hpp</text:p>
      <text:p text:style-name="P16"/>
      <text:p text:style-name="P1"><text:span text:style-name="T4">#pragma </text:span>once</text:p>
      <text:p text:style-name="P1"><text:span text:style-name="T8">template</text:span><text:span text:style-name="T10">&lt;</text:span><text:span text:style-name="T8">class </text:span>beginning<text:span text:style-name="T10">, </text:span><text:span text:style-name="T8">class </text:span>ending<text:span text:style-name="T10">, </text:span><text:span text:style-name="T8">class </text:span>predicate<text:span text:style-name="T10">&gt;</text:span></text:p>
      <text:p text:style-name="P1"><text:span text:style-name="T8">bool </text:span>all_of<text:span text:style-name="T10">(</text:span>beginning<text:span text:style-name="T10">, </text:span>ending<text:span text:style-name="T10">, </text:span>predicate<text:span text:style-name="T10">);</text:span></text:p>
      <text:p text:style-name="P1"><text:span text:style-name="T8">template</text:span><text:span text:style-name="T10">&lt;</text:span><text:span text:style-name="T8">class </text:span>beginning<text:span text:style-name="T10">, </text:span><text:span text:style-name="T8">class </text:span>ending<text:span text:style-name="T10">, </text:span><text:span text:style-name="T8">class </text:span>predicate<text:span text:style-name="T10">&gt;</text:span></text:p>
      <text:p text:style-name="P1"><text:span text:style-name="T8">bool </text:span>is_sorted<text:span text:style-name="T10">(</text:span>beginning<text:span text:style-name="T10">, </text:span>ending<text:span text:style-name="T10">, </text:span>predicate<text:span text:style-name="T10">);</text:span></text:p>
      <text:p text:style-name="P1"><text:span text:style-name="T8">template</text:span><text:span text:style-name="T10">&lt;</text:span><text:span text:style-name="T8">class </text:span>beginning<text:span text:style-name="T10">, </text:span><text:span text:style-name="T8">class </text:span>ending<text:span text:style-name="T10">, </text:span><text:span text:style-name="T8">class </text:span>predicate<text:span text:style-name="T10">&gt;</text:span></text:p>
      <text:p text:style-name="P1"><text:span text:style-name="T8">bool </text:span>is_palindrome<text:span text:style-name="T10">(</text:span>beginning<text:span text:style-name="T10">, </text:span>ending<text:span text:style-name="T10">, </text:span>predicate<text:span text:style-name="T10">);</text:span></text:p>
      <text:p text:style-name="P5"><text:span text:style-name="T4">#include </text:span><text:span text:style-name="T6">"algorithms.tpp"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1:12:43.534392268</meta:creation-date>
    <dc:date>2020-05-13T11:20:11.813550714</dc:date>
    <meta:editing-duration>PT7M28S</meta:editing-duration>
    <meta:editing-cycles>1</meta:editing-cycles>
    <meta:document-statistic meta:table-count="0" meta:image-count="0" meta:object-count="0" meta:page-count="8" meta:paragraph-count="374" meta:word-count="1557" meta:character-count="12514" meta:non-whitespace-character-count="8992"/>
    <meta:generator>LibreOffice/6.0.7.3$Linux_X86_64 LibreOffice_project/00m0$Build-3</meta:generator>
  </office:meta>
</office:document-meta>
</file>